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center" style:justify-single-word="false"/>
      <style:text-properties officeooo:rsid="00108b48" officeooo:paragraph-rsid="00108b48"/>
    </style:style>
    <style:style style:name="P2" style:family="paragraph" style:parent-style-name="Heading_20_1">
      <style:paragraph-properties fo:text-align="center" style:justify-single-word="false"/>
      <style:text-properties officeooo:rsid="00108b48" officeooo:paragraph-rsid="00108b48"/>
    </style:style>
    <style:style style:name="P3" style:family="paragraph" style:parent-style-name="Standard">
      <style:paragraph-properties fo:text-align="justify" style:justify-single-word="false"/>
      <style:text-properties officeooo:rsid="000937c1" officeooo:paragraph-rsid="000937c1"/>
    </style:style>
    <style:style style:name="P4" style:family="paragraph" style:parent-style-name="Standard">
      <style:paragraph-properties fo:text-align="justify" style:justify-single-word="false"/>
      <style:text-properties officeooo:rsid="000937c1" officeooo:paragraph-rsid="00108b48"/>
    </style:style>
    <style:style style:name="P5" style:family="paragraph" style:parent-style-name="Standard">
      <style:paragraph-properties fo:text-align="justify" style:justify-single-word="false"/>
      <style:text-properties officeooo:rsid="000a3f99" officeooo:paragraph-rsid="000a3f99"/>
    </style:style>
    <style:style style:name="P6" style:family="paragraph" style:parent-style-name="Standard">
      <style:paragraph-properties fo:text-align="justify" style:justify-single-word="false"/>
      <style:text-properties officeooo:paragraph-rsid="000a3f99"/>
    </style:style>
    <style:style style:name="P7" style:family="paragraph" style:parent-style-name="Text_20_body" style:list-style-name="L4">
      <style:paragraph-properties fo:text-align="justify" style:justify-single-word="false"/>
    </style:style>
    <style:style style:name="P8" style:family="paragraph" style:parent-style-name="Text_20_body" style:list-style-name="L4">
      <style:paragraph-properties fo:margin-top="0cm" fo:margin-bottom="0cm" loext:contextual-spacing="false" fo:text-align="justify" style:justify-single-word="false"/>
      <style:text-properties officeooo:rsid="000a3f99" officeooo:paragraph-rsid="000a3f99"/>
    </style:style>
    <style:style style:name="P9" style:family="paragraph" style:parent-style-name="Text_20_body" style:list-style-name="L4">
      <style:paragraph-properties fo:margin-top="0cm" fo:margin-bottom="0cm" loext:contextual-spacing="false" fo:text-align="justify" style:justify-single-word="false"/>
      <style:text-properties officeooo:rsid="000ac92c" officeooo:paragraph-rsid="000ac92c"/>
    </style:style>
    <style:style style:name="P10" style:family="paragraph" style:parent-style-name="Text_20_body">
      <style:paragraph-properties fo:margin-top="0cm" fo:margin-bottom="0cm" loext:contextual-spacing="false" fo:text-align="justify" style:justify-single-word="false"/>
      <style:text-properties officeooo:rsid="000ac92c" officeooo:paragraph-rsid="000ac92c"/>
    </style:style>
    <style:style style:name="P11" style:family="paragraph" style:parent-style-name="Text_20_body">
      <style:paragraph-properties fo:margin-top="0cm" fo:margin-bottom="0cm" loext:contextual-spacing="false" fo:text-align="justify" style:justify-single-word="false"/>
      <style:text-properties officeooo:rsid="000ac92c" officeooo:paragraph-rsid="000fb7a9"/>
    </style:style>
    <style:style style:name="P12" style:family="paragraph" style:parent-style-name="Text_20_body" style:list-style-name="L4">
      <style:paragraph-properties fo:margin-top="0cm" fo:margin-bottom="0cm" loext:contextual-spacing="false" fo:text-align="justify" style:justify-single-word="false"/>
    </style:style>
    <style:style style:name="P13" style:family="paragraph" style:parent-style-name="Text_20_body">
      <style:paragraph-properties fo:margin-top="0cm" fo:margin-bottom="0cm" loext:contextual-spacing="false" fo:text-align="justify" style:justify-single-word="false"/>
      <style:text-properties officeooo:paragraph-rsid="000ac92c"/>
    </style:style>
    <style:style style:name="T1" style:family="text">
      <style:text-properties officeooo:rsid="000a3f99"/>
    </style:style>
    <style:style style:name="T2" style:family="text">
      <style:text-properties officeooo:rsid="000ac92c"/>
    </style:style>
    <style:style style:name="T3" style:family="text">
      <style:text-properties officeooo:rsid="000c5779"/>
    </style:style>
    <style:style style:name="T4" style:family="text">
      <style:text-properties officeooo:rsid="000f406c"/>
    </style:style>
    <style:style style:name="T5" style:family="text">
      <style:text-properties officeooo:rsid="000fb7a9"/>
    </style:style>
    <style:style style:name="T6" style:family="text">
      <style:text-properties officeooo:rsid="00108b48"/>
    </style:style>
    <style:style style:name="T7" style:family="text">
      <style:text-properties officeooo:rsid="0012b26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Prova de Conceito – Jogo da Vida</text:h>
      <text:h text:style-name="P1" text:outline-level="3">Por Arthur Eduardo Good</text:h>
      <text:p text:style-name="P4"/>
      <text:p text:style-name="P4"><text:tab/></text:p>
      <text:p text:style-name="P4"/>
      <text:p text:style-name="P4"><text:tab/>Ao longo das últimas semanas, desenvolvi uma prova de conceito do Jogo da Vida, de John Horton Conway, para aprofundar meu uso de algumas das principais bibliotecas Python para análise de dados – <text:span text:style-name="T2">Matplotlib, numpy e Pandas. Além dessas, utilizei pygame e pipenv para o ambiente.</text:span></text:p>
      <text:p text:style-name="P3"/>
      <text:p text:style-name="P4"><text:tab/>O Jogo da Vida tem como objetivo explorar alterações em grupos de seres vivos, utilizando regras simples para manipular suas gerações. Geralmente isso é visualizado em <text:span text:style-name="T1">um tabuleiro 2D com tamanho variável.</text:span></text:p>
      <text:p text:style-name="P3"/>
      <text:p text:style-name="P6"><text:span text:style-name="T1"><text:tab/>Minha proposta com esse projeto foi realizar uma análise de quais seriam as melhores condições para a vida acontecer e se manter estável nesse ambiente. As regras utilizadas foram as mesmas propostas por Conway, também conhecida como Variação </text:span>23/3 (caótica<text:span text:style-name="T1">):</text:span></text:p>
      <text:p text:style-name="P5"/>
      <text:list xml:id="list2730830243" text:style-name="L4">
        <text:list-item>
          <text:p text:style-name="P12">Qualquer célula viva com menos de dois vizinhos vivos morre de solidão. </text:p>
        </text:list-item>
        <text:list-item>
          <text:p text:style-name="P12">Qualquer célula viva com mais de três vizinhos vivos morre de superpopulação. </text:p>
        </text:list-item>
        <text:list-item>
          <text:p text:style-name="P12"><text:span text:style-name="T1">Nascimento de uma célula viva quando houverem</text:span> exatamente três vizinhos vivos.</text:p>
        </text:list-item>
        <text:list-item>
          <text:p text:style-name="P7">Qualquer célula viva com dois ou três vizinhos vivos continua no mesmo estado para a próxima geração.</text:p>
        </text:list-item>
      </text:list>
      <text:p text:style-name="P6"><text:span text:style-name="T1"><text:tab/>Todos os nascimentos e mortes ocorrem simultaneamente, constituindo uma geração ou instante dentro da história daquele jogo. Além disso, criei minhas próprias regras para a validação da simulação:</text:span></text:p>
      <text:p text:style-name="P5"/>
      <text:list xml:id="list173817455718461" text:continue-numbering="true" text:style-name="L4">
        <text:list-item>
          <text:p text:style-name="P8"><text:span text:style-name="T2">O</text:span> posicionamento de células vivas <text:span text:style-name="T2">n</text:span>a primeira geração é totalmente aleatório.</text:p>
        </text:list-item>
        <text:list-item>
          <text:p text:style-name="P8">A quantidade de células vivas é pré-definida para a primeira geração – <text:span text:style-name="T2">aqui chamada de Probabilidade de Vida, indo de 0 a 100% de ocorrência de vida no tabuleiro.</text:span></text:p>
        </text:list-item>
        <text:list-item>
          <text:p text:style-name="P8">O tamanho do tabuleiro é de 90x90 para todas as simulações.</text:p>
        </text:list-item>
        <text:list-item>
          <text:p text:style-name="P9">A simulação rodaria livre até a população ser extinta ou até estabilizar.</text:p>
        </text:list-item>
      </text:list>
      <text:p text:style-name="P10"/>
      <text:p text:style-name="P13"><text:span text:style-name="T2"><text:tab/>Para a simulação e coleta dos dados, fiz um </text:span><text:span text:style-name="T3">loop com incremento da Probabilidade de Vida (indo de 0 à 100), enquanto salvava os dados em um csv. </text:span><text:span text:style-name="T2">Para tentar evitar picos de resultados destoantes, cada uma das Probabilidades de Vida foi simulada 10 vezes, resultando num total de 110 simulações. </text:span><text:span text:style-name="T3">A análise ocorreu com </text:span><text:span text:style-name="T7">todos os resultados</text:span><text:span text:style-name="T3">, utilizando </text:span><text:span text:style-name="T2">Matplotlib. </text:span><text:span text:style-name="T4">Os dados extraídos foram: tamanho da população, gerações até estabilizar (ou extinguir) e o resultado final (estabilidade ou extinção).</text:span></text:p>
      <text:p text:style-name="P10"><text:tab/><text:span text:style-name="T4">Tanto para o tamanho da população quanto para o número de gerações, o resultado foi muito similar: Probabilidades de Vida muito baixas ou muito altas tiveram os piores resultados, enquanto os valores medianos (entre cerca de 10% e 70%) tiveram os resultados mais satisfatórios. </text:span><text:span text:style-name="T5">Podemos atribuir isso ao grande isolamento que ocorre em probabilidades muito baixas e a superpopulação que ocorre em probabilidades muito altas – fazendo com que em poucas gerações, toda a população estivesse extinta ou estabilizada.</text:span></text:p>
      <text:p text:style-name="P11"><text:soft-page-break/><text:tab/><text:span text:style-name="T5">Podemos ver que as populações se mantiveram de forma concisa entre 200 e 250 células, com algumas simulações destoando para entre 300 e 350. Quanto ao número de gerações, a grande maioria dos casos conseguiu se estabilizar entre 1000 e 3000 gerações – com alguns casos próximos de 5000, e ainda alguns poucos na faixa de 6000 à 7000 gerações.</text:span></text:p>
      <text:p text:style-name="P11"><text:tab/><text:span text:style-name="T6">Pensando no custo biológico entre o número de gerações e o tamanho estável da população, podemos perceber que as Probabilidades de Vida mais satisfatórias foram entre 40 e 50%, visto que tiveram populações com tamanhos dentro ou acima da média, com a quantidade de gerações dentro ou abaixo da média – Em outras palavras, as maiores populações de células no menor intervalo de temp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1T14:32:59.647126184</meta:creation-date>
    <dc:date>2021-12-01T17:38:15.572924772</dc:date>
    <meta:editing-duration>PT12M15S</meta:editing-duration>
    <meta:editing-cycles>2</meta:editing-cycles>
    <meta:generator>LibreOffice/6.4.7.2$Linux_X86_64 LibreOffice_project/40$Build-2</meta:generator>
    <meta:document-statistic meta:table-count="0" meta:image-count="0" meta:object-count="0" meta:page-count="2" meta:paragraph-count="19" meta:word-count="556" meta:character-count="3449" meta:non-whitespace-character-count="2902"/>
  </office:meta>
</office:document-meta>
</file>